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9 月 份" calcext:value-type="string">
              <text:p><text:s text:c="7"/>中 華 民 國 97 年 9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2670" calcext:value-type="float">
            <text:p><text:s text:c="3"/>2,670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2" calcext:value-type="float">
            <text:p><text:s text:c="3"/>1.42 </text:p>
          </table:table-cell>
          <table:table-cell table:style-name="ce29" office:value-type="float" office:value="4803" calcext:value-type="float">
            <text:p><text:s text:c="3"/>4,80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5" calcext:value-type="float">
            <text:p><text:s text:c="3"/>2.55 </text:p>
          </table:table-cell>
          <table:table-cell table:style-name="ce29" office:value-type="float" office:value="16048" calcext:value-type="float">
            <text:p><text:s text:c="3"/>16,048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1" calcext:value-type="float">
            <text:p><text:s text:c="3"/>8.51 </text:p>
          </table:table-cell>
          <table:table-cell table:style-name="ce29" office:value-type="float" office:value="11245" calcext:value-type="float">
            <text:p><text:s text:c="3"/>11,24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9899" calcext:value-type="float">
            <text:p><text:s text:c="3"/>9,89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4703" calcext:value-type="float">
            <text:p><text:s text:c="3"/>4,70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2571" calcext:value-type="float">
            <text:p><text:s text:c="3"/>2,57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7" calcext:value-type="float">
            <text:p><text:s text:c="3"/>1.37 </text:p>
          </table:table-cell>
          <table:table-cell table:style-name="ce29" office:value-type="float" office:value="4761" calcext:value-type="float">
            <text:p><text:s text:c="3"/>4,76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3" calcext:value-type="float">
            <text:p><text:s text:c="3"/>2.53 </text:p>
          </table:table-cell>
          <table:table-cell table:style-name="ce29" office:value-type="float" office:value="15972" calcext:value-type="float">
            <text:p><text:s text:c="3"/>15,972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11211" calcext:value-type="float">
            <text:p><text:s text:c="3"/>11,21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29" office:value-type="float" office:value="9856" calcext:value-type="float">
            <text:p><text:s text:c="3"/>9,856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5" calcext:value-type="float">
            <text:p><text:s text:c="3"/>5.25 </text:p>
          </table:table-cell>
          <table:table-cell table:style-name="ce29" office:value-type="float" office:value="4695" calcext:value-type="float">
            <text:p><text:s text:c="3"/>4,69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5767" calcext:value-type="float">
            <text:p><text:s text:c="3"/>5,767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29" office:value-type="float" office:value="4105" calcext:value-type="float">
            <text:p><text:s text:c="3"/>4,10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7" calcext:value-type="float">
            <text:p><text:s text:c="3"/>2.67 </text:p>
          </table:table-cell>
          <table:table-cell table:style-name="ce29" office:value-type="float" office:value="13362" calcext:value-type="float">
            <text:p><text:s text:c="3"/>13,362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9" calcext:value-type="float">
            <text:p><text:s text:c="3"/>8.69 </text:p>
          </table:table-cell>
          <table:table-cell table:style-name="ce29" office:value-type="float" office:value="9257" calcext:value-type="float">
            <text:p><text:s text:c="3"/>9,25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02" calcext:value-type="float">
            <text:p><text:s text:c="3"/>6.02 </text:p>
          </table:table-cell>
          <table:table-cell table:style-name="ce29" office:value-type="float" office:value="8046" calcext:value-type="float">
            <text:p><text:s text:c="3"/>8,046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3" calcext:value-type="float">
            <text:p><text:s text:c="3"/>5.23 </text:p>
          </table:table-cell>
          <table:table-cell table:style-name="ce29" office:value-type="float" office:value="3855" calcext:value-type="float">
            <text:p><text:s text:c="3"/>3,85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622" calcext:value-type="float">
            <text:p><text:s text:c="3"/>3,622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57" calcext:value-type="float">
            <text:p><text:s text:c="3"/>11.57 </text:p>
          </table:table-cell>
          <table:table-cell table:style-name="ce30" office:value-type="float" office:value="1276" calcext:value-type="float">
            <text:p><text:s text:c="3"/>1,276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30" office:value-type="float" office:value="2640" calcext:value-type="float">
            <text:p><text:s text:c="3"/>2,64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30" office:value-type="float" office:value="1364" calcext:value-type="float">
            <text:p><text:s text:c="3"/>1,364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30" office:value-type="float" office:value="1874" calcext:value-type="float">
            <text:p><text:s text:c="3"/>1,87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30" office:value-type="float" office:value="912" calcext:value-type="float">
            <text:p><text:s text:c="3"/>91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74" calcext:value-type="float">
            <text:p><text:s/>－174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6" calcext:value-type="float">
            <text:p><text:s/>－4.60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30" office:value-type="float" office:value="292" calcext:value-type="float">
            <text:p><text:s text:c="3"/>29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275" calcext:value-type="float">
            <text:p><text:s text:c="3"/>27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178" calcext:value-type="float">
            <text:p><text:s text:c="3"/>17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192" calcext:value-type="float">
            <text:p><text:s text:c="3"/>2,192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26" office:value-type="float" office:value="13.71" calcext:value-type="float">
            <text:p><text:s text:c="3"/>13.71 </text:p>
          </table:table-cell>
          <table:table-cell table:style-name="ce30" office:value-type="float" office:value="809" calcext:value-type="float">
            <text:p><text:s text:c="3"/>80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1540" calcext:value-type="float">
            <text:p><text:s text:c="3"/>1,540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3" calcext:value-type="float">
            <text:p><text:s text:c="3"/>9.63 </text:p>
          </table:table-cell>
          <table:table-cell table:style-name="ce30" office:value-type="float" office:value="731" calcext:value-type="float">
            <text:p><text:s text:c="3"/>73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956" calcext:value-type="float">
            <text:p><text:s text:c="3"/>95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467" calcext:value-type="float">
            <text:p><text:s text:c="3"/>46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17" calcext:value-type="float">
            <text:p><text:s text:c="3"/>717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26" office:value-type="float" office:value="17.47" calcext:value-type="float">
            <text:p><text:s text:c="3"/>17.47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6" calcext:value-type="float">
            <text:p><text:s text:c="3"/>6.06 </text:p>
          </table:table-cell>
          <table:table-cell table:style-name="ce30" office:value-type="float" office:value="504" calcext:value-type="float">
            <text:p><text:s text:c="3"/>504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2.27" calcext:value-type="float">
            <text:p><text:s text:c="3"/>12.27 </text:p>
          </table:table-cell>
          <table:table-cell table:style-name="ce30" office:value-type="float" office:value="255" calcext:value-type="float">
            <text:p><text:s text:c="3"/>25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35" calcext:value-type="float">
            <text:p><text:s text:c="3"/>2.35 </text:p>
          </table:table-cell>
          <table:table-cell table:style-name="ce30" office:value-type="float" office:value="405" calcext:value-type="float">
            <text:p><text:s text:c="3"/>40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2" calcext:value-type="float">
            <text:p><text:s text:c="3"/>8.82 </text:p>
          </table:table-cell>
          <table:table-cell table:style-name="ce30" office:value-type="float" office:value="297" calcext:value-type="float">
            <text:p><text:s text:c="3"/>29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425" calcext:value-type="float">
            <text:p><text:s text:c="3"/>42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33" calcext:value-type="float">
            <text:p><text:s text:c="3"/>3.33 </text:p>
          </table:table-cell>
          <table:table-cell table:style-name="ce30" office:value-type="float" office:value="474" calcext:value-type="float">
            <text:p><text:s text:c="3"/>474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72" calcext:value-type="float">
            <text:p><text:s text:c="3"/>3.72 </text:p>
          </table:table-cell>
          <table:table-cell table:style-name="ce30" office:value-type="float" office:value="1154" calcext:value-type="float">
            <text:p><text:s text:c="3"/>1,15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5" calcext:value-type="float">
            <text:p><text:s text:c="3"/>9.05 </text:p>
          </table:table-cell>
          <table:table-cell table:style-name="ce30" office:value-type="float" office:value="680" calcext:value-type="float">
            <text:p><text:s text:c="3"/>68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0" office:value-type="float" office:value="694" calcext:value-type="float">
            <text:p><text:s text:c="3"/>69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4" calcext:value-type="float">
            <text:p><text:s text:c="3"/>5.44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15" calcext:value-type="float">
            <text:p><text:s/>－215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2" calcext:value-type="float">
            <text:p><text:s/>－2.00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3" calcext:value-type="float">
            <text:p><text:s text:c="3"/>3.13 </text:p>
          </table:table-cell>
          <table:table-cell table:style-name="ce30" office:value-type="float" office:value="1019" calcext:value-type="float">
            <text:p><text:s text:c="3"/>1,019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47" calcext:value-type="float">
            <text:p><text:s text:c="3"/>9.47 </text:p>
          </table:table-cell>
          <table:table-cell table:style-name="ce30" office:value-type="float" office:value="682" calcext:value-type="float">
            <text:p><text:s text:c="3"/>68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30" office:value-type="float" office:value="499" calcext:value-type="float">
            <text:p><text:s text:c="3"/>49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48" calcext:value-type="float">
            <text:p><text:s/>－348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97" calcext:value-type="float">
            <text:p><text:s/>－7.97 </text:p>
          </table:table-cell>
          <table:table-cell table:style-name="ce30" office:value-type="float" office:value="-48" calcext:value-type="float">
            <text:p><text:s/>－48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1" calcext:value-type="float">
            <text:p><text:s/>－1.10 </text:p>
          </table:table-cell>
          <table:table-cell table:style-name="ce30" office:value-type="float" office:value="310" calcext:value-type="float">
            <text:p><text:s text:c="3"/>31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7.11" calcext:value-type="float">
            <text:p><text:s text:c="3"/>7.11 </text:p>
          </table:table-cell>
          <table:table-cell table:style-name="ce30" office:value-type="float" office:value="358" calcext:value-type="float">
            <text:p><text:s text:c="3"/>35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21" calcext:value-type="float">
            <text:p><text:s text:c="3"/>8.21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4" calcext:value-type="float">
            <text:p><text:s/>－304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5.12" calcext:value-type="float">
            <text:p><text:s/>－5.12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30" office:value-type="float" office:value="538" calcext:value-type="float">
            <text:p><text:s text:c="3"/>538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6" calcext:value-type="float">
            <text:p><text:s text:c="3"/>9.06 </text:p>
          </table:table-cell>
          <table:table-cell table:style-name="ce30" office:value-type="float" office:value="502" calcext:value-type="float">
            <text:p><text:s text:c="3"/>502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5" calcext:value-type="float">
            <text:p><text:s text:c="3"/>8.45 </text:p>
          </table:table-cell>
          <table:table-cell table:style-name="ce30" office:value-type="float" office:value="270" calcext:value-type="float">
            <text:p><text:s text:c="3"/>270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5" calcext:value-type="float">
            <text:p><text:s text:c="3"/>4.55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02" calcext:value-type="float">
            <text:p><text:s/>－10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7" calcext:value-type="float">
            <text:p><text:s/>－2.27 </text:p>
          </table:table-cell>
          <table:table-cell table:style-name="ce30" office:value-type="float" office:value="-2" calcext:value-type="float">
            <text:p><text:s/>－2 </text:p>
          </table:table-cell>
          <table:table-cell table:style-name="ce26" office:value-type="float" office:value="-0.001" calcext:value-type="float">
            <text:p><text:s/>－0.00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30" office:value-type="float" office:value="355" calcext:value-type="float">
            <text:p><text:s text:c="3"/>35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89" calcext:value-type="float">
            <text:p><text:s text:c="3"/>7.89 </text:p>
          </table:table-cell>
          <table:table-cell table:style-name="ce30" office:value-type="float" office:value="357" calcext:value-type="float">
            <text:p><text:s text:c="3"/>357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6" calcext:value-type="float">
            <text:p><text:s text:c="3"/>4.96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179" calcext:value-type="float">
            <text:p><text:s/>－179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8" calcext:value-type="float">
            <text:p><text:s/>－1.98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30" office:value-type="float" office:value="686" calcext:value-type="float">
            <text:p><text:s text:c="3"/>68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663" calcext:value-type="float">
            <text:p><text:s text:c="3"/>663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30" office:value-type="float" office:value="381" calcext:value-type="float">
            <text:p><text:s text:c="3"/>38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2" calcext:value-type="float">
            <text:p><text:s/>－2 </text:p>
          </table:table-cell>
          <table:table-cell table:style-name="ce26" office:value-type="float" office:value="-0.001" calcext:value-type="float">
            <text:p><text:s/>－0.00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30" office:value-type="float" office:value="223" calcext:value-type="float">
            <text:p><text:s text:c="3"/>22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9" calcext:value-type="float">
            <text:p><text:s text:c="3"/>2.19 </text:p>
          </table:table-cell>
          <table:table-cell table:style-name="ce30" office:value-type="float" office:value="920" calcext:value-type="float">
            <text:p><text:s text:c="3"/>920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0" office:value-type="float" office:value="697" calcext:value-type="float">
            <text:p><text:s text:c="3"/>69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529" calcext:value-type="float">
            <text:p><text:s text:c="3"/>52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9" calcext:value-type="float">
            <text:p><text:s text:c="3"/>5.19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53" calcext:value-type="float">
            <text:p><text:s/>－553 </text:p>
          </table:table-cell>
          <table:table-cell table:style-name="ce26" office:value-type="float" office:value="-0.62" calcext:value-type="float">
            <text:p><text:s/>－0.62 </text:p>
          </table:table-cell>
          <table:table-cell table:style-name="ce26" office:value-type="float" office:value="-7.61" calcext:value-type="float">
            <text:p><text:s/>－7.61 </text:p>
          </table:table-cell>
          <table:table-cell table:style-name="ce30" office:value-type="float" office:value="-76" calcext:value-type="float">
            <text:p><text:s/>－76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5" calcext:value-type="float">
            <text:p><text:s/>－1.05 </text:p>
          </table:table-cell>
          <table:table-cell table:style-name="ce30" office:value-type="float" office:value="574" calcext:value-type="float">
            <text:p><text:s text:c="3"/>57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" calcext:value-type="float">
            <text:p><text:s text:c="3"/>7.90 </text:p>
          </table:table-cell>
          <table:table-cell table:style-name="ce30" office:value-type="float" office:value="650" calcext:value-type="float">
            <text:p><text:s text:c="3"/>65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95" calcext:value-type="float">
            <text:p><text:s text:c="3"/>8.95 </text:p>
          </table:table-cell>
          <table:table-cell table:style-name="ce30" office:value-type="float" office:value="311" calcext:value-type="float">
            <text:p><text:s text:c="3"/>31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51" calcext:value-type="float">
            <text:p><text:s/>－151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93" calcext:value-type="float">
            <text:p><text:s/>－7.93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8" calcext:value-type="float">
            <text:p><text:s text:c="3"/>8.88 </text:p>
          </table:table-cell>
          <table:table-cell table:style-name="ce30" office:value-type="float" office:value="168" calcext:value-type="float">
            <text:p><text:s text:c="3"/>168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3" calcext:value-type="float">
            <text:p><text:s text:c="3"/>8.83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9" calcext:value-type="float">
            <text:p><text:s text:c="3"/>4.89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60" calcext:value-type="float">
            <text:p><text:s/>－160 </text:p>
          </table:table-cell>
          <table:table-cell table:style-name="ce26" office:value-type="float" office:value="-0.47" calcext:value-type="float">
            <text:p><text:s/>－0.47 </text:p>
          </table:table-cell>
          <table:table-cell table:style-name="ce26" office:value-type="float" office:value="-5.71" calcext:value-type="float">
            <text:p><text:s/>－5.71 </text:p>
          </table:table-cell>
          <table:table-cell table:style-name="ce30" office:value-type="float" office:value="-41" calcext:value-type="float">
            <text:p><text:s/>－41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6" calcext:value-type="float">
            <text:p><text:s/>－1.46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9.28" calcext:value-type="float">
            <text:p><text:s text:c="3"/>9.28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2" calcext:value-type="float">
            <text:p><text:s text:c="3"/>5.32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77" calcext:value-type="float">
            <text:p><text:s text:c="3"/>77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11" calcext:value-type="float">
            <text:p><text:s text:c="3"/>10.11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3" calcext:value-type="float">
            <text:p><text:s text:c="3"/>8.53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6" office:value-type="float" office:value="-0.12" calcext:value-type="float">
            <text:p><text:s/>－0.12 </text:p>
          </table:table-cell>
          <table:table-cell table:style-name="ce26" office:value-type="float" office:value="-1.47" calcext:value-type="float">
            <text:p><text:s/>－1.47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30" office:value-type="float" office:value="197" calcext:value-type="float">
            <text:p><text:s text:c="3"/>19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366" calcext:value-type="float">
            <text:p><text:s text:c="3"/>366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1.07" calcext:value-type="float">
            <text:p><text:s text:c="3"/>11.07 </text:p>
          </table:table-cell>
          <table:table-cell table:style-name="ce30" office:value-type="float" office:value="213" calcext:value-type="float">
            <text:p><text:s text:c="3"/>21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44" calcext:value-type="float">
            <text:p><text:s text:c="3"/>6.44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7" calcext:value-type="float">
            <text:p><text:s text:c="3"/>11.70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3" calcext:value-type="float">
            <text:p><text:s text:c="3"/>5.53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371" calcext:value-type="float">
            <text:p><text:s text:c="3"/>37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7" calcext:value-type="float">
            <text:p><text:s text:c="3"/>3.17 </text:p>
          </table:table-cell>
          <table:table-cell table:style-name="ce30" office:value-type="float" office:value="698" calcext:value-type="float">
            <text:p><text:s text:c="3"/>698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1" calcext:value-type="float">
            <text:p><text:s text:c="3"/>8.01 </text:p>
          </table:table-cell>
          <table:table-cell table:style-name="ce30" office:value-type="float" office:value="422" calcext:value-type="float">
            <text:p><text:s text:c="3"/>42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455" calcext:value-type="float">
            <text:p><text:s text:c="3"/>45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18" office:value-type="float" office:value="220" calcext:value-type="float">
            <text:p><text:s text:c="3"/>22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42" calcext:value-type="float">
            <text:p><text:s/>－42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7" calcext:value-type="float">
            <text:p><text:s/>－1.87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23" calcext:value-type="float">
            <text:p><text:s text:c="3"/>2.23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2" calcext:value-type="float">
            <text:p><text:s text:c="3"/>7.52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3" calcext:value-type="float">
            <text:p><text:s text:c="3"/>5.30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61" calcext:value-type="float">
            <text:p><text:s text:c="3"/>3.61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19" calcext:value-type="float">
            <text:p><text:s/>219 </text:p>
          </table:table-cell>
          <table:table-cell table:style-name="ce27" office:value-type="float" office:value="0.29" calcext:value-type="float">
            <text:p><text:s text:c="3"/>0.29 </text:p>
          </table:table-cell>
          <table:table-cell table:style-name="ce27" office:value-type="float" office:value="3.48" calcext:value-type="float">
            <text:p><text:s text:c="3"/>3.48 </text:p>
          </table:table-cell>
          <table:table-cell table:style-name="ce31" office:value-type="float" office:value="139" calcext:value-type="float">
            <text:p><text:s text:c="3"/>139 </text:p>
          </table:table-cell>
          <table:table-cell table:style-name="ce28" office:value-type="float" office:value="0.18" calcext:value-type="float">
            <text:p><text:s text:c="3"/>0.18 </text:p>
          </table:table-cell>
          <table:table-cell table:style-name="ce28" office:value-type="float" office:value="2.21" calcext:value-type="float">
            <text:p><text:s text:c="3"/>2.21 </text:p>
          </table:table-cell>
          <table:table-cell table:style-name="ce31" office:value-type="float" office:value="505" calcext:value-type="float">
            <text:p><text:s text:c="3"/>505 </text:p>
          </table:table-cell>
          <table:table-cell table:style-name="ce28" office:value-type="float" office:value="0.66" calcext:value-type="float">
            <text:p><text:s text:c="3"/>0.66 </text:p>
          </table:table-cell>
          <table:table-cell table:style-name="ce28" office:value-type="float" office:value="8.03" calcext:value-type="float">
            <text:p><text:s text:c="3"/>8.03 </text:p>
          </table:table-cell>
          <table:table-cell table:style-name="ce31" office:value-type="float" office:value="366" calcext:value-type="float">
            <text:p><text:s text:c="3"/>366 </text:p>
          </table:table-cell>
          <table:table-cell table:style-name="ce28" office:value-type="float" office:value="0.48" calcext:value-type="float">
            <text:p><text:s text:c="3"/>0.48 </text:p>
          </table:table-cell>
          <table:table-cell table:style-name="ce28" office:value-type="float" office:value="5.82" calcext:value-type="float">
            <text:p><text:s text:c="3"/>5.82 </text:p>
          </table:table-cell>
          <table:table-cell table:style-name="ce31" office:value-type="float" office:value="294" calcext:value-type="float">
            <text:p><text:s text:c="3"/>294 </text:p>
          </table:table-cell>
          <table:table-cell table:style-name="ce28" office:value-type="float" office:value="0.38" calcext:value-type="float">
            <text:p><text:s text:c="3"/>0.38 </text:p>
          </table:table-cell>
          <table:table-cell table:style-name="ce28" office:value-type="float" office:value="4.67" calcext:value-type="float">
            <text:p><text:s text:c="3"/>4.67 </text:p>
          </table:table-cell>
          <table:table-cell table:style-name="ce20" office:value-type="float" office:value="142" calcext:value-type="float">
            <text:p><text:s text:c="3"/>142 </text:p>
          </table:table-cell>
          <table:table-cell table:style-name="ce28" office:value-type="float" office:value="0.18" calcext:value-type="float">
            <text:p><text:s text:c="3"/>0.18 </text:p>
          </table:table-cell>
          <table:table-cell table:style-name="ce47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181" calcext:value-type="float">
            <text:p><text:s/>－3,181 </text:p>
          </table:table-cell>
          <table:table-cell table:style-name="ce25" office:value-type="float" office:value="-1.21" calcext:value-type="float">
            <text:p><text:s/>－1.21 </text:p>
          </table:table-cell>
          <table:table-cell table:style-name="ce25" office:value-type="float" office:value="-14.78" calcext:value-type="float">
            <text:p><text:s/>－14.78 </text:p>
          </table:table-cell>
          <table:table-cell table:style-name="ce29" office:value-type="float" office:value="429" calcext:value-type="float">
            <text:p><text:s text:c="3"/>42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9" calcext:value-type="float">
            <text:p><text:s text:c="3"/>1.99 </text:p>
          </table:table-cell>
          <table:table-cell table:style-name="ce29" office:value-type="float" office:value="1620" calcext:value-type="float">
            <text:p><text:s text:c="3"/>1,620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29" office:value-type="float" office:value="1191" calcext:value-type="float">
            <text:p><text:s text:c="3"/>1,191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4" calcext:value-type="float">
            <text:p><text:s text:c="3"/>5.54 </text:p>
          </table:table-cell>
          <table:table-cell table:style-name="ce29" office:value-type="float" office:value="1217" calcext:value-type="float">
            <text:p><text:s text:c="3"/>1,217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17" office:value-type="float" office:value="478" calcext:value-type="float">
            <text:p><text:s text:c="3"/>47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674" calcext:value-type="float">
            <text:p><text:s/>－674 </text:p>
          </table:table-cell>
          <table:table-cell table:style-name="ce26" office:value-type="float" office:value="-3.2" calcext:value-type="float">
            <text:p><text:s/>－3.20 </text:p>
          </table:table-cell>
          <table:table-cell table:style-name="ce26" office:value-type="float" office:value="-39.01" calcext:value-type="float">
            <text:p><text:s/>－39.01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3" calcext:value-type="float">
            <text:p><text:s text:c="3"/>2.03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77" calcext:value-type="float">
            <text:p><text:s/>－277 </text:p>
          </table:table-cell>
          <table:table-cell table:style-name="ce26" office:value-type="float" office:value="-1.21" calcext:value-type="float">
            <text:p><text:s/>－1.21 </text:p>
          </table:table-cell>
          <table:table-cell table:style-name="ce26" office:value-type="float" office:value="-14.82" calcext:value-type="float">
            <text:p><text:s/>－14.82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4" calcext:value-type="float">
            <text:p><text:s text:c="3"/>1.44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6" calcext:value-type="float">
            <text:p><text:s text:c="3"/>6.26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926" calcext:value-type="float">
            <text:p><text:s/>－926 </text:p>
          </table:table-cell>
          <table:table-cell table:style-name="ce26" office:value-type="float" office:value="-2.94" calcext:value-type="float">
            <text:p><text:s/>－2.94 </text:p>
          </table:table-cell>
          <table:table-cell table:style-name="ce26" office:value-type="float" office:value="-35.91" calcext:value-type="float">
            <text:p><text:s/>－35.91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30" office:value-type="float" office:value="162" calcext:value-type="float">
            <text:p><text:s text:c="3"/>16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06" calcext:value-type="float">
            <text:p><text:s text:c="3"/>6.06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1" calcext:value-type="float">
            <text:p><text:s text:c="3"/>2.51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86" calcext:value-type="float">
            <text:p><text:s text:c="3"/>4.86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366" calcext:value-type="float">
            <text:p><text:s/>－366 </text:p>
          </table:table-cell>
          <table:table-cell table:style-name="ce26" office:value-type="float" office:value="-2.29" calcext:value-type="float">
            <text:p><text:s/>－2.29 </text:p>
          </table:table-cell>
          <table:table-cell table:style-name="ce26" office:value-type="float" office:value="-27.99" calcext:value-type="float">
            <text:p><text:s/>－27.99 </text:p>
          </table:table-cell>
          <table:table-cell table:style-name="ce32" office:value-type="float" office:value="-12" calcext:value-type="float">
            <text:p><text:s/>－12 </text:p>
          </table:table-cell>
          <table:table-cell table:style-name="ce34" office:value-type="float" office:value="-0.08" calcext:value-type="float">
            <text:p><text:s/>－0.08 </text:p>
          </table:table-cell>
          <table:table-cell table:style-name="ce34" office:value-type="float" office:value="-0.92" calcext:value-type="float">
            <text:p><text:s/>－0.92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91" calcext:value-type="float">
            <text:p><text:s text:c="3"/>3.91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359" calcext:value-type="float">
            <text:p><text:s/>－359 </text:p>
          </table:table-cell>
          <table:table-cell table:style-name="ce26" office:value-type="float" office:value="-2.86" calcext:value-type="float">
            <text:p><text:s/>－2.86 </text:p>
          </table:table-cell>
          <table:table-cell table:style-name="ce26" office:value-type="float" office:value="-34.91" calcext:value-type="float">
            <text:p><text:s/>－34.91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2" calcext:value-type="float">
            <text:p><text:s text:c="3"/>6.72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6" calcext:value-type="float">
            <text:p><text:s text:c="3"/>1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43" calcext:value-type="float">
            <text:p><text:s/>－143 </text:p>
          </table:table-cell>
          <table:table-cell table:style-name="ce26" office:value-type="float" office:value="-0.75" calcext:value-type="float">
            <text:p><text:s/>－0.75 </text:p>
          </table:table-cell>
          <table:table-cell table:style-name="ce26" office:value-type="float" office:value="-9.13" calcext:value-type="float">
            <text:p><text:s/>－9.13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49" calcext:value-type="float">
            <text:p><text:s text:c="3"/>8.49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71" calcext:value-type="float">
            <text:p><text:s/>－71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26" office:value-type="float" office:value="-3.31" calcext:value-type="float">
            <text:p><text:s/>－3.31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6" calcext:value-type="float">
            <text:p><text:s text:c="3"/>3.36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45" calcext:value-type="float">
            <text:p><text:s text:c="3"/>5.45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93" calcext:value-type="float">
            <text:p><text:s text:c="3"/>9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10" calcext:value-type="float">
            <text:p><text:s text:c="3"/>10.00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" calcext:value-type="float">
            <text:p><text:s text:c="3"/>2.90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1" calcext:value-type="float">
            <text:p><text:s text:c="3"/>7.41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72" calcext:value-type="float">
            <text:p><text:s text:c="3"/>1.7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78" calcext:value-type="float">
            <text:p><text:s text:c="3"/>78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57" calcext:value-type="float">
            <text:p><text:s text:c="3"/>3.57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2" calcext:value-type="float">
            <text:p><text:s text:c="3"/>8.52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451" calcext:value-type="float">
            <text:p><text:s/>－451 </text:p>
          </table:table-cell>
          <table:table-cell table:style-name="ce26" office:value-type="float" office:value="-1.57" calcext:value-type="float">
            <text:p><text:s/>－1.57 </text:p>
          </table:table-cell>
          <table:table-cell table:style-name="ce26" office:value-type="float" office:value="-19.21" calcext:value-type="float">
            <text:p><text:s/>－19.21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13" calcext:value-type="float">
            <text:p><text:s text:c="3"/>2.13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33" calcext:value-type="float">
            <text:p><text:s text:c="3"/>13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85" calcext:value-type="float">
            <text:p><text:s/>－85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.15" calcext:value-type="float">
            <text:p><text:s/>－4.1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83" calcext:value-type="float">
            <text:p><text:s text:c="3"/>2.83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15" calcext:value-type="float">
            <text:p><text:s/>－15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9" office:value-type="float" office:value="227" calcext:value-type="float">
            <text:p><text:s text:c="3"/>22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82" calcext:value-type="float">
            <text:p><text:s text:c="3"/>1.82 </text:p>
          </table:table-cell>
          <table:table-cell table:style-name="ce29" office:value-type="float" office:value="990" calcext:value-type="float">
            <text:p><text:s text:c="3"/>99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3" calcext:value-type="float">
            <text:p><text:s text:c="3"/>7.93 </text:p>
          </table:table-cell>
          <table:table-cell table:style-name="ce29" office:value-type="float" office:value="763" calcext:value-type="float">
            <text:p><text:s text:c="3"/>76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29" office:value-type="float" office:value="593" calcext:value-type="float">
            <text:p><text:s text:c="3"/>593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75" calcext:value-type="float">
            <text:p><text:s text:c="3"/>4.75 </text:p>
          </table:table-cell>
          <table:table-cell table:style-name="ce17" office:value-type="float" office:value="362" calcext:value-type="float">
            <text:p><text:s text:c="3"/>36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6" office:value-type="float" office:value="-1.73" calcext:value-type="float">
            <text:p><text:s/>－1.73 </text:p>
          </table:table-cell>
          <table:table-cell table:style-name="ce26" office:value-type="float" office:value="-21.11" calcext:value-type="float">
            <text:p><text:s/>－21.11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9" calcext:value-type="float">
            <text:p><text:s text:c="3"/>2.59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26" office:value-type="float" office:value="10.35" calcext:value-type="float">
            <text:p><text:s text:c="3"/>10.35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76" calcext:value-type="float">
            <text:p><text:s text:c="3"/>7.76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46" office:value-type="float" office:value="4.31" calcext:value-type="float">
            <text:p><text:s text:c="3"/>4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95" calcext:value-type="float">
            <text:p><text:s text:c="3"/>395 </text:p>
          </table:table-cell>
          <table:table-cell table:style-name="ce26" office:value-type="float" office:value="3.18" calcext:value-type="float">
            <text:p><text:s text:c="3"/>3.18 </text:p>
          </table:table-cell>
          <table:table-cell table:style-name="ce26" office:value-type="float" office:value="38.77" calcext:value-type="float">
            <text:p><text:s text:c="3"/>38.77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1" calcext:value-type="float">
            <text:p><text:s text:c="3"/>9.41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6" calcext:value-type="float">
            <text:p><text:s text:c="3"/>6.96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1" calcext:value-type="float">
            <text:p><text:s text:c="3"/>4.61 </text:p>
          </table:table-cell>
          <table:table-cell table:style-name="ce18" office:value-type="float" office:value="25" calcext:value-type="float">
            <text:p><text:s text:c="3"/>2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50" calcext:value-type="float">
            <text:p><text:s text:c="3"/>350 </text:p>
          </table:table-cell>
          <table:table-cell table:style-name="ce26" office:value-type="float" office:value="1.86" calcext:value-type="float">
            <text:p><text:s text:c="3"/>1.86 </text:p>
          </table:table-cell>
          <table:table-cell table:style-name="ce26" office:value-type="float" office:value="22.75" calcext:value-type="float">
            <text:p><text:s text:c="3"/>22.75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9" calcext:value-type="float">
            <text:p><text:s text:c="3"/>2.99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7" calcext:value-type="float">
            <text:p><text:s text:c="3"/>9.67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31" calcext:value-type="float">
            <text:p><text:s text:c="3"/>3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72" calcext:value-type="float">
            <text:p><text:s text:c="3"/>172 </text:p>
          </table:table-cell>
          <table:table-cell table:style-name="ce26" office:value-type="float" office:value="1.01" calcext:value-type="float">
            <text:p><text:s text:c="3"/>1.01 </text:p>
          </table:table-cell>
          <table:table-cell table:style-name="ce26" office:value-type="float" office:value="12.34" calcext:value-type="float">
            <text:p><text:s text:c="3"/>12.34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54" calcext:value-type="float">
            <text:p><text:s text:c="3"/>8.54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417" calcext:value-type="float">
            <text:p><text:s/>－417 </text:p>
          </table:table-cell>
          <table:table-cell table:style-name="ce26" office:value-type="float" office:value="-1.17" calcext:value-type="float">
            <text:p><text:s/>－1.17 </text:p>
          </table:table-cell>
          <table:table-cell table:style-name="ce26" office:value-type="float" office:value="-14.27" calcext:value-type="float">
            <text:p><text:s/>－14.27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6" calcext:value-type="float">
            <text:p><text:s text:c="3"/>1.16 </text:p>
          </table:table-cell>
          <table:table-cell table:style-name="ce30" office:value-type="float" office:value="197" calcext:value-type="float">
            <text:p><text:s text:c="3"/>19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18" office:value-type="float" office:value="78" calcext:value-type="float">
            <text:p><text:s text:c="3"/>7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91" calcext:value-type="float">
            <text:p><text:s/>－91 </text:p>
          </table:table-cell>
          <table:table-cell table:style-name="ce26" office:value-type="float" office:value="-1.6" calcext:value-type="float">
            <text:p><text:s/>－1.60 </text:p>
          </table:table-cell>
          <table:table-cell table:style-name="ce26" office:value-type="float" office:value="-19.47" calcext:value-type="float">
            <text:p><text:s/>－19.47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71" calcext:value-type="float">
            <text:p><text:s/>－1.71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5" calcext:value-type="float">
            <text:p><text:s text:c="3"/>6.85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21" calcext:value-type="float">
            <text:p><text:s text:c="3"/>3.21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21" calcext:value-type="float">
            <text:p><text:s text:c="3"/>3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7" calcext:value-type="float">
            <text:p><text:s/>－7 </text:p>
          </table:table-cell>
          <table:table-cell table:style-name="ce26" office:value-type="float" office:value="-0.24" calcext:value-type="float">
            <text:p><text:s/>－0.24 </text:p>
          </table:table-cell>
          <table:table-cell table:style-name="ce26" office:value-type="float" office:value="-2.87" calcext:value-type="float">
            <text:p><text:s/>－2.87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64" calcext:value-type="float">
            <text:p><text:s/>－1.64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334" calcext:value-type="float">
            <text:p><text:s/>－334 </text:p>
          </table:table-cell>
          <table:table-cell table:style-name="ce26" office:value-type="float" office:value="-1.78" calcext:value-type="float">
            <text:p><text:s/>－1.78 </text:p>
          </table:table-cell>
          <table:table-cell table:style-name="ce26" office:value-type="float" office:value="-21.75" calcext:value-type="float">
            <text:p><text:s/>－21.75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59" calcext:value-type="float">
            <text:p><text:s/>－0.59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8" calcext:value-type="float">
            <text:p><text:s text:c="3"/>5.80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6" calcext:value-type="float">
            <text:p><text:s text:c="3"/>4.76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117" calcext:value-type="float">
            <text:p><text:s/>－117 </text:p>
          </table:table-cell>
          <table:table-cell table:style-name="ce26" office:value-type="float" office:value="-0.58" calcext:value-type="float">
            <text:p><text:s/>－0.58 </text:p>
          </table:table-cell>
          <table:table-cell table:style-name="ce26" office:value-type="float" office:value="-7.11" calcext:value-type="float">
            <text:p><text:s/>－7.11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45" calcext:value-type="float">
            <text:p><text:s text:c="3"/>8.45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8" calcext:value-type="float">
            <text:p><text:s text:c="3"/>3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26" office:value-type="float" office:value="27.88" calcext:value-type="float">
            <text:p><text:s text:c="3"/>27.88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5.15" calcext:value-type="float">
            <text:p><text:s text:c="3"/>15.15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42" calcext:value-type="float">
            <text:p><text:s text:c="3"/>9.4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" calcext:value-type="float">
            <text:p><text:s text:c="3"/>4.50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8" calcext:value-type="float">
            <text:p><text:s text:c="3"/>3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79" calcext:value-type="float">
            <text:p><text:s text:c="3"/>8.79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4" calcext:value-type="float">
            <text:p><text:s text:c="3"/>4.64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46" office:value-type="float" office:value="3.84" calcext:value-type="float">
            <text:p><text:s text:c="3"/>3.8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99" calcext:value-type="float">
            <text:p><text:s text:c="3"/>99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5" office:value-type="float" office:value="12.94" calcext:value-type="float">
            <text:p><text:s text:c="3"/>12.94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9" calcext:value-type="float">
            <text:p><text:s text:c="3"/>5.49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93" calcext:value-type="float">
            <text:p><text:s text:c="3"/>9.93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44" calcext:value-type="float">
            <text:p><text:s text:c="3"/>4.44 </text:p>
          </table:table-cell>
          <table:table-cell table:style-name="ce29" office:value-type="float" office:value="43" calcext:value-type="float">
            <text:p><text:s text:c="3"/>4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62" calcext:value-type="float">
            <text:p><text:s text:c="3"/>5.62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45" office:value-type="float" office:value="1.04" calcext:value-type="float">
            <text:p><text:s text:c="3"/>1.0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6" office:value-type="float" office:value="1.46" calcext:value-type="float">
            <text:p><text:s text:c="3"/>1.46 </text:p>
          </table:table-cell>
          <table:table-cell table:style-name="ce26" office:value-type="float" office:value="17.83" calcext:value-type="float">
            <text:p><text:s text:c="3"/>17.83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4" calcext:value-type="float">
            <text:p><text:s text:c="3"/>9.64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53" calcext:value-type="float">
            <text:p><text:s text:c="3"/>4.53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7" calcext:value-type="float">
            <text:p><text:s text:c="3"/>1.17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3" calcext:value-type="float">
            <text:p><text:s/>－23 </text:p>
          </table:table-cell>
          <table:table-cell table:style-name="ce28" office:value-type="float" office:value="-2.33" calcext:value-type="float">
            <text:p><text:s/>－2.33 </text:p>
          </table:table-cell>
          <table:table-cell table:style-name="ce28" office:value-type="float" office:value="-28.47" calcext:value-type="float">
            <text:p><text:s/>－28.47 </text:p>
          </table:table-cell>
          <table:table-cell table:style-name="ce33" office:value-type="float" office:value="7" calcext:value-type="float">
            <text:p><text:s text:c="3"/>7 </text:p>
          </table:table-cell>
          <table:table-cell table:style-name="ce35" office:value-type="float" office:value="0.71" calcext:value-type="float">
            <text:p><text:s text:c="3"/>0.71 </text:p>
          </table:table-cell>
          <table:table-cell table:style-name="ce35" office:value-type="float" office:value="8.68" calcext:value-type="float">
            <text:p><text:s text:c="3"/>8.68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.02" calcext:value-type="float">
            <text:p><text:s text:c="3"/>1.02 </text:p>
          </table:table-cell>
          <table:table-cell table:style-name="ce28" office:value-type="float" office:value="12.39" calcext:value-type="float">
            <text:p><text:s text:c="3"/>12.39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28" office:value-type="float" office:value="3.72" calcext:value-type="float">
            <text:p><text:s text:c="3"/>3.72 </text:p>
          </table:table-cell>
          <table:table-cell table:style-name="ce31" office:value-type="float" office:value="1" calcext:value-type="float">
            <text:p><text:s text:c="3"/>1 </text:p>
          </table:table-cell>
          <table:table-cell table:style-name="ce28" office:value-type="float" office:value="0.1" calcext:value-type="float">
            <text:p><text:s text:c="3"/>0.10 </text:p>
          </table:table-cell>
          <table:table-cell table:style-name="ce38" office:value-type="float" office:value="1.24" calcext:value-type="float">
            <text:p><text:s text:c="3"/>1.24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10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8-10-06T16:28:11</dc:date>
    <meta:print-date>2008-08-05T16:55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